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automatic-styles>
    <style:style style:name="P1" style:family="paragraph" style:parent-style-name="Heading_20_2"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_GoBack"/>Personal Computer World Benchmark Tests</text:h>
      <text:h text:style-name="Heading_20_3" text:outline-level="3">Benchmark 1</text:h>
      <text:p text:style-name="Text_20_body_20__28_user_29_"><text:span text:style-name="Teletype">20 FOR k=1 TO 1000<text:line-break/>40 NEXT k</text:span></text:p>
      <text:p text:style-name="Text_20_body_20__28_user_29_">FOR-NEXT loops are one of the commonest constructs in BASIC and if they are slow then all programs are likely to be slow.</text:p>
      <text:h text:style-name="Heading_20_3" text:outline-level="3">Benchmark 2</text:h>
      <text:p text:style-name="Text_20_body_20__28_user_29_"><text:span text:style-name="Teletype">20 LET k=0 <text:line-break/>30 LET k=k+1<text:line-break/>50 IF k&lt;1000 THEN GOTO 30</text:span></text:p>
      <text:p text:style-name="Text_20_body_20__28_user_29_">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h text:style-name="Heading_20_3" text:outline-level="3">Benchmark 3</text:h>
      <text:p text:style-name="Text_20_body_20__28_user_29_"><text:span text:style-name="Teletype">20 LET k=0<text:line-break/>30 LET k=k+1<text:line-break/>40 LET a=k/k*k+k-k<text:line-break/>50 IF k&lt;1000 THEN GOTO 30</text:span></text:p>
      <text:p text:style-name="Text_20_body_20__28_user_29_">This time some calculations are done inside the loop. This tests the speed of the arithmetic operators and also of accessing variables. For the benchmarks all variables are assumed to be of floating-point type.</text:p>
      <text:h text:style-name="Heading_20_3" text:outline-level="3">Benchmark 4</text:h>
      <text:p text:style-name="Text_20_body_20__28_user_29_"><text:span text:style-name="Teletype">20 LET k=0<text:line-break/>30 LET k=k+1<text:line-break/>40 LET a=k/2*3+4-5<text:line-break/>50 IF k&lt;1000 THEN GOTO 30</text:span></text:p>
      <text:p text:style-name="Text_20_body_20__28_user_29_"><text:soft-page-break/>The same as benchmark 3 except that constants are used for the arithmetic instead of a variable. If the code for looking up values of variables is inefficient then this test will be faster than the previous one.</text:p>
      <text:h text:style-name="Heading_20_3" text:outline-level="3">Benchmark 5</text:h>
      <text:p text:style-name="Text_20_body_20__28_user_29_"><text:span text:style-name="Teletype">20 LET k=0<text:line-break/>30 LET k=k+1<text:line-break/>40 LET a=k/2*3+4-5<text:line-break/>45 GOSUB 700<text:line-break/>50 IF k&lt;1000 THEN GOTO 30 <text:line-break/>700 RETURN</text:span></text:p>
      <text:p text:style-name="Text_20_body_20__28_user_29_">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_20__28_user_29_"/>
      <text:h text:style-name="Heading_20_3" text:outline-level="3">Benchmark 6</text:h>
      <text:p text:style-name="Text_20_body_20__28_user_29_"><text:span text:style-name="Teletype">20 LET k=0<text:line-break/>25 DIM m(5)<text:line-break/>30 LET k=k+1<text:line-break/>40 LET a=k/2*3+4-5<text:line-break/>45 GOSUB 700<text:line-break/>46 FOR l=1 TO 5<text:line-break/>48 NEXT l<text:line-break/>50 IF k&lt;1000 THEN GOTO 30<text:line-break/>700 RETURN</text:span></text:p>
      <text:p text:style-name="Text_20_body_20__28_user_29_">This defines a small array at the start and adds another FOR-NEXT loop inside the main loop. This benchmark has little importance on its own but is used as a baseline for benchmark 7.</text:p>
      <text:p text:style-name="Text_20_body_20__28_user_29_"/>
      <text:h text:style-name="Heading_20_3" text:outline-level="3"><text:soft-page-break/>Benchmark 7</text:h>
      <text:p text:style-name="Text_20_body_20__28_user_29_"><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_20__28_user_29_">This assigns a value to each of the array elements every time through the loop. How much slower this is than benchmark 6 indicates the efficiency of array access.</text:p>
      <text:p text:style-name="Text_20_body_20__28_user_29_"/>
      <text:h text:style-name="Heading_20_3" text:outline-level="3">Benchmark 8</text:h>
      <text:p text:style-name="Text_20_body_20__28_user_29_"><text:span text:style-name="Teletype">20 LET k=0<text:line-break/>25 DIM m(5)<text:line-break/>30 LET k=k+1<text:line-break/>40 LET a=k^2<text:line-break/>45 LET b=LN(k)<text:line-break/>47 LET c=SIN(k)<text:line-break/>50 IF k&lt;1000 THEN GOTO 30</text:span></text:p>
      <text:p text:style-name="Text_20_body_20__28_user_29_">The final benchmark uses the more advanced mathematical functions of raising to a power (usually implemented using logarithms), calculating natural logarithms and calculating trigonometric sines.</text:p>
      <text:p text:style-name="Text_20_body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Liberation Serif2" style:font-family-asian="'Liberation Serif'"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name-asian="Liberation Serif2" style:font-family-asian="'Liberation Serif'" style:font-family-generic-asian="system" style:font-pitch-asian="variable" style:font-weight-asian="bold" style:font-name-complex="Liberation Serif2" style:font-family-complex="'Liberation Serif'" style:font-family-generic-complex="system" style:font-pitch-complex="variable" style:font-weight-complex="bold"/>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dc:creator>Paul Robson</dc:creator>
    <meta:editing-cycles>2</meta:editing-cycles>
    <meta:creation-date>2020-03-19T07:28:00</meta:creation-date>
    <dc:date>2020-03-19T07:28:00</dc:date>
    <meta:editing-duration>P0D</meta:editing-duration>
    <meta:generator>LibreOffice/6.4.2.2$Linux_X86_64 LibreOffice_project/40$Build-2</meta:generator>
    <meta:document-statistic meta:table-count="0" meta:image-count="0" meta:object-count="0" meta:page-count="3" meta:paragraph-count="25" meta:word-count="478" meta:character-count="2565" meta:non-whitespace-character-count="21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